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6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2.56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돋움" style:font-name-asian="돋움1" style:font-name-complex="Arial1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돋움" style:font-name-asian="돋움1" style:font-name-complex="Arial1"/>
    </style:style>
    <style:style style:name="ce9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ackground-color="#00ccff"/>
      <style:text-properties style:font-name="돋움" style:font-name-asian="돋움1" style:font-name-complex="Arial1"/>
    </style:style>
    <style:style style:name="ce13" style:family="table-cell" style:parent-style-name="Default">
      <style:text-properties style:font-name="돋움" style:font-name-asian="돋움1" style:font-name-complex="Arial1"/>
    </style:style>
    <style:style style:name="ce14" style:family="table-cell" style:parent-style-name="Default">
      <style:table-cell-properties fo:background-color="#99ccff" fo:border="0.002cm solid #000000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99ccff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돋움" style:font-name-asian="돋움1" style:font-name-complex="Arial1"/>
    </style:style>
  </office:automatic-styles>
  <office:body>
    <office:spreadsheet>
      <table:table table:name="시트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로그인</text:p>
          </table:table-cell>
          <table:table-cell table:style-name="ce11"/>
          <table:table-cell/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1</text:p>
          </table:table-cell>
          <table:covered-table-cell table:style-name="ce4"/>
          <table:table-cell table:style-name="ce9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/>
        </table:table-row>
        <table:table-row table:style-name="ro4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로그인에 실패했을 때 아이디가 틀렸다 or 비밀번호가 틀렸다 말해주지 않아야 함 </text:p>
            <text:p>2) 로그인 이후 통합 메인 화면으로 화면이 전환되어야 함</text:p>
            <text:p/>
          </table:table-cell>
          <table:covered-table-cell/>
          <table:covered-table-cell table:style-name="ce4"/>
          <table:covered-table-cell table:number-columns-repeated="2"/>
          <table:table-cell table:style-name="ce11"/>
          <table:table-cell/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5" office:value-type="string" table:number-columns-spanned="5" table:number-rows-spanned="1">
            <text:p>1) </text:p>
            <text:p>2) </text:p>
            <text:p>3) </text:p>
            <text:p/>
          </table:table-cell>
          <table:covered-table-cell table:number-columns-repeated="4" table:style-name="ce4"/>
        </table:table-row>
        <table:table-row table:style-name="ro5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5" office:value-type="string" table:number-columns-spanned="5" table:number-rows-spanned="1">
            <text:p>1) 회원가입 기능</text:p>
            <text:p>2) 아이디/비밀번호 찾기 기능</text:p>
          </table:table-cell>
          <table:covered-table-cell/>
          <table:covered-table-cell table:style-name="ce4"/>
          <table:covered-table-cell table:number-columns-repeated="2"/>
          <table:table-cell table:style-name="ce11"/>
          <table:table-cell/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</table:table-row>
        <table:table-row table:style-name="ro2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5" office:value-type="string" table:number-columns-spanned="2" table:number-rows-spanned="1">
            <text:p>1)회원가입 기능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/>
          <table:table-cell table:style-name="ce11"/>
          <table:table-cell/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9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2"/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table:number-columns-spanned="2" table:number-rows-spanned="1"/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ce13"/>
          <table:table-cell table:number-columns-repeated="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회원 가입</text:p>
          </table:table-cell>
          <table:table-cell table:number-columns-repeated="3"/>
          <table:table-cell table:style-name="ce12" table:number-columns-spanned="2" table:number-rows-spanned="1"/>
          <table:covered-table-cell/>
          <table:table-cell table:number-columns-repeated="4"/>
        </table:table-row>
        <table:table-row table:style-name="ro6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아이디( 닉네임 중복 확인 가능해야 함) <text:s/></text:p>
            <text:p>2) 이름, 나이를 입력 받음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3"/>
          <table:table-cell table:style-name="ce13" table:number-columns-spanned="4" table:number-rows-spanned="1"/>
          <table:covered-table-cell table:number-columns-repeated="3"/>
          <table:table-cell table:number-columns-repeated="2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5" office:value-type="string" table:number-columns-spanned="5" table:number-rows-spanned="1">
            <text:p>1) 이메일 인증 기능</text:p>
            <text:p>2) 아이디(닉네임) 중복 체크 기능</text:p>
            <text:p>3) 비밀번호 특수 문자 포함 기능</text:p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2" office:value-type="string" table:number-columns-spanned="2" table:number-rows-spanned="1">
            <text:p>요구사항 번호</text:p>
          </table:table-cell>
          <table:covered-table-cell/>
          <table:table-cell table:number-columns-repeated="6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5" office:value-type="string" table:number-columns-spanned="2" table:number-rows-spanned="1">
            <text:p>1)이메일 인증</text:p>
            <text:p>2)주소 정보(지도) 기능 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office:value-type="string">
            <text:p>상</text:p>
          </table:table-cell>
          <table:table-cell/>
          <table:table-cell table:style-name="ce13" office:value-type="string" table:number-columns-spanned="4" table:number-rows-spanned="1">
            <text:p>M001~ [메인 화면에서 구현되어야 할 요구사항]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/>
          <table:table-cell office:value-type="string" table:number-columns-spanned="4" table:number-rows-spanned="1">
            <text:p>B001~ 밴드에서 구현되어야 할 요구사항 <text:s/></text:p>
          </table:table-cell>
          <table:covered-table-cell table:number-columns-repeated="3"/>
          <table:table-cell table:number-columns-repeated="4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로그인]아이디/패스워드 찾기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4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이메일 인증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회원가입 시 임의의 4~8자리 특수문자를 포함하거나 혹은 번호를 이메일로 보내</text:p>
            <text:p><text:s text:c="4"/>추가 인증을 받도록 구현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닉네임 중복 체크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5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아이디(닉네임) 중복 확인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닉네임을 통한 쪽지 시스템 구현을 위해서 중복되는 닉네임이 없도록 구현</text:p>
            <text:p>2) 전체 회원을 대상으로 중복되는 닉네임이 없도록 구현해야 한다.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비밀번호 특수문자 포함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전체 band 글 검색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공개 / 비공개 밴드를 가리지 않고 모든 밴드의 게시글을 검색할 수 있음 ( 제목으로 )</text:p>
            <text:p>2) 정규화를 통해 검색 키워드와 백퍼센트 일치하지 않더라도 검색이 가능하도록 구현</text:p>
            <text:p><text:s text:c="4"/>(ex. 대한민 - &gt; 대한민국 )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office:value-type="string" table:number-columns-spanned="5" table:number-rows-spanned="1">
            <text:p>정규화를 통한 검색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7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만들기</text:p>
          </table:table-cell>
          <table:table-cell/>
          <table:table-cell table:style-name="ce14" office:value-type="string" table:number-columns-spanned="2" table:number-rows-spanned="1">
            <text:p>추가 요구 사항</text:p>
          </table:table-cell>
          <table:covered-table-cell table:style-name="ce16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7" office:value-type="string" table:number-columns-spanned="5" table:number-rows-spanned="1">
            <text:p><text:span text:style-name="T1">1) </text:span><text:span text:style-name="T1">밴드 대문으로 사용할 사진 선택할 수 있어야 함 </text:span></text:p>
            <text:p><text:span text:style-name="T1">2) </text:span><text:span text:style-name="T1">지도 </text:span><text:span text:style-name="T1">api</text:span><text:span text:style-name="T1">를 이용하여 주요 활동 지역을 명시할 수 있어야 함</text:span></text:p>
            <text:p>3) 공개 밴드 / 비공개 밴드를 선택할 수 있어야 함</text:p>
            <text:p/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5" office:value-type="string" table:number-columns-spanned="2" table:number-rows-spanned="1">
            <text:p>1) 공개 밴드 : 누구나 </text:p>
            <text:p><text:s text:c="11"/>밴드 가입이 가능하도록 구현</text:p>
            <text:p>2) 비공개 밴드 : 관리자의 초대 URL 혹은</text:p>
            <text:p><text:s text:c="11"/>초대 코드를 받은 사람만이 가입 가능하도록 구현 </text:p>
          </table:table-cell>
          <table:covered-table-cell table:style-name="ce17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5" office:value-type="string" table:number-columns-spanned="5" table:number-rows-spanned="1">
            <text:p>1) 사진 올리기 기능</text:p>
            <text:p>2) 공개 / 비공개 밴드 선택 기능</text:p>
            <text:p>3) 지도 api사용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1) 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가입 가이드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form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관심사에 맞는 밴드 추천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9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내 검색 기능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밴드 내 게시글/앨범의 사진 등을 검색 할 수 있음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table:number-columns-spanned="2" table:number-rows-spanned="1"/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고유의 게시판 만들기 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기본적으로 제공되는 전체글, 앨범, 일정, 멤버 이외의 게시판을 제공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쪽지] 쪽지 관리</text:p>
          </table:table-cell>
          <table:table-cell table:number-columns-repeated="9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밴드 메인의 우상단에 위치</text:p>
            <text:p>2) 닉네임으로 쪽지를 보내고 받을 수 있어야 함</text:p>
            <text:p>3) 쪽지 메뉴에서는 내가 받은 쪽지 List를 볼 수 있어야 하며 리스트를 클릭하여 쪽지의 내용을 </text:p>
            <text:p><text:s text:c="4"/>볼 수 있어야 함</text:p>
            <text:p>4) [보낸 사람(닉네임)]을 클릭하면 쪽지 보내기 양식이 나타내며 바로 답장을 할 수 있게 만들어야 함</text:p>
            <text:p>5) 쪽지 보내기의 양식은 [제목, 받는 사람, 내용]을 갖추어야 함</text:p>
            <text:p>6) 쪽지의 내용은 [000자 이하로 작성] 문구를 넣어야 함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닉네임 중복 체크를</text:p>
            <text:p>통해 같은 닉네임을 쓰는</text:p>
            <text:p>사람이 없어야 함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 / form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게시글 쓰기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text 내용과 함께 1.사진, 2. 위치 정보를 입력할 수 있는 기능이 필수로 들어가야 함</text:p>
            <text:p>2) drowing (그림 그리기) 기능을 추가하여 그린 그림을 게시글에 추가할 수 있게 함</text:p>
            <text:p>3) 위치 정보를 입력했다면 지도나 선택한 위치 정보를 확인할 수 있는 글귀를 추가해 주어야 함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5" office:value-type="string" table:number-columns-spanned="5" table:number-rows-spanned="1">
            <text:p>1) 사진 올리기 기능(필수)</text:p>
            <text:p>2) 위치 정보 입력 기능(필수)</text:p>
            <text:p>3) drowing 기능(선택)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활동지역 변경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밴드 메인에 표시되어 있는 주요 활동지역을 수정할 수 있음</text:p>
            <text:p>2) 지도 api를 이용해 손쉽게 주요 활동 거점을 변경할 수 있음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office:value-type="string" table:number-columns-spanned="5" table:number-rows-spanned="1">
            <text:p>1) 위치 정보 사용 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위치 정보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4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채팅 기능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공개 채팅 / 비공개 채팅을 구현</text:p>
            <text:p>2) 1:多 채팅을 지원</text:p>
            <text:p>3) 한 개 이상의 채팅방을 만들 수 있어야 함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1) 로그인</text:p>
            <text:p>2) 밴드 회원만 이용 가능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5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내 정보 수정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회원가입 시 입력 받은 정보를 수정할 수 있는 기능을 제공</text:p>
            <text:p>2) 밴드 메인의 우측 상단에 위치</text:p>
            <text:p>3) 토글로 열리고 닫히며 내용으로는 [내 정보 / 공지 사항 / 로그아웃 ] 을 구현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 / form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소개 글 입력 / 수정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band main -&gt; 밴드 소개 탭을 통해 들어가 확인 할 수 있으며</text:p>
            <text:p>2) 밴드 소개글을 작성할 수 있고 수정할 수 있어야 함</text:p>
            <text:p/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8" office:value-type="string" table:number-columns-spanned="2" table:number-rows-spanned="1">
            <text:p>밴드 관리자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 / form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7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카테고리 추가</text:p>
          </table:table-cell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밴드 생성 시 입력 받았던 관심사(카테고리)를 추가/수정할 수 있음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앨범] 사진 올리기</text:p>
          </table:table-cell>
          <table:table-cell table:number-columns-repeated="9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내 로컬의 이미지 파일을 선택해서 앨범에 업로드 할 수 있음</text:p>
            <text:p>2) 한 개 이상의 이미지를 중복 선택해서 올릴 수 있어야 함</text:p>
            <text:p>3) 사진을 등록하는 버튼과 선택한 사진을 취소하는 버튼을 구현</text:p>
            <text:p>4) 차후 수정을 위해 비밀번호를 입력 받음</text:p>
            <text:p>5) 사진을 업로드 할 앨범을 선택할 수 있어야 함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5" office:value-type="string" table:number-columns-spanned="5" table:number-rows-spanned="1">
            <text:p>1) 앨범 만들기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9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앨범] 내가 올린 사진 수정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앨범 게시판에 업로드 된 게시물은 비밀번호를 통해 수정이 가능</text:p>
            <text:p>2) 게시물 삭제 혹은 다른 사진으로 재업로드가 가능해야 함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앨범 만들기</text:p>
          </table:table-cell>
          <table:table-cell/>
          <table:table-cell table:style-name="ce14" office:value-type="string" table:number-columns-spanned="2" table:number-rows-spanned="1">
            <text:p>추가 요구 사항</text:p>
          </table:table-cell>
          <table:covered-table-cell table:style-name="ce16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기본으로 제공되는 앨범 게시판이 아닌 '여행', '맛집','밤 풍경' 등 새로운 앨범을 추가</text:p>
            <text:p>2) 만들어진 앨범을 선택해서 사진을 업로드 할 수 있어야 함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5" office:value-type="string" table:number-columns-spanned="2" table:number-rows-spanned="1">
            <text:p>1) 기존의 게시물을 새로 만들어진 </text:p>
            <text:p>앨범으로 옮길 수 있는 기능 </text:p>
          </table:table-cell>
          <table:covered-table-cell table:style-name="ce17"/>
          <table:table-cell table:number-columns-repeated="6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일정] 일정 만들기</text:p>
          </table:table-cell>
          <table:table-cell table:number-columns-repeated="9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1.일정 명, 2.일정에 대한 내용, 3.시작일과 종료일, 4.위치 정보를 입력 받아야 함 </text:p>
            <text:p>2) 자바스크립트 일정 api 혹은 그에 준하는 api로 달력에서 특정 날짜를 선택해서 일정을 만들 수 </text:p>
            <text:p><text:s text:c="4"/>있어야 함</text:p>
            <text:p>3) 일정의 시작일과 종료일을 명시할 수 있고 달력에 표시되어 가시적으로 보일 수 있게 해야 함</text:p>
            <text:p>4) 등록 된 일정은 [일정]전체 일정 출력 + 전체 게시판에 [일정이 등록 되었습니다] 문구로 출력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 or</text:p>
            <text:p>매니저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일정] 전체 일정 출력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일정 게시판(일정.jsp)에 등록 된 일정 들을 출력</text:p>
            <text:p>2) 최신 일정이 항상 위로 오도록 출력한다.</text:p>
            <text:p>3) 등록 된 일정이 없을 경우 [등록 된 일정이 없습니다] 문구를 기본 값으로 출력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8" office:value-type="string" table:number-columns-spanned="5" table:number-rows-spanned="1">
            <text:p>[일정] 일정 만들기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등록 된 일정이 </text:p>
            <text:p>있어야 함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member] member 관리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member 게시판에서 관리</text:p>
            <text:p>2) 밴드에 가입 된 member 리스트를 출력</text:p>
            <text:p>3) 제제 권한을 가진 관리자가 member 탈퇴, 정지 등을 할 수 있음</text:p>
            <text:p>4) 많은 member 중 원하는 member를 찾기 위해 member 닉네임으로 해당되는 인원을 찾을 수 있음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office:value-type="string" table:number-columns-spanned="5" table:number-rows-spanned="1">
            <text:p>관리자 권한의 부여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office:value-type="string" table:number-columns-spanned="2" table:number-rows-spanned="1">
            <text:p>기능/form</text:p>
          </table:table-cell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table:number-columns-repeated="10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</text:p>
            <text:p>2) 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6" table:number-columns-spanned="2" table:number-rows-spanned="1"/>
          <table:covered-table-cell table:style-name="ce6"/>
          <table:table-cell table:style-name="ce10" office:value-type="string" table:number-columns-spanned="2" table:number-rows-spanned="1">
            <text:p>담당자</text:p>
          </table:table-cell>
          <table:covered-table-cell table:style-name="ce10"/>
          <table:table-cell table:style-name="ce6"/>
          <table:table-cell table:number-columns-repeated="9"/>
        </table:table-row>
      </table:table>
      <table:table table:name="시트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020-02-26</text:date>, <text:time>18:29:5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24:56.45</meta:creation-date>
    <dc:date>2020-02-26T18:29:55.64</dc:date>
    <meta:editing-duration>PT9H14M13S</meta:editing-duration>
    <meta:editing-cycles>4</meta:editing-cycles>
    <meta:generator>OpenOffice/4.1.7$Win32 OpenOffice.org_project/417m1$Build-9800</meta:generator>
    <dc:creator>user </dc:creator>
    <meta:document-statistic meta:table-count="3" meta:cell-count="353" meta:object-count="0"/>
  </office:meta>
</office:document-meta>
</file>